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7000000370C473CB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5" style:family="table">
      <style:table-properties style:width="18.72cm" table:align="margins"/>
    </style:style>
    <style:style style:name="Table5.A" style:family="table-column">
      <style:table-column-properties style:column-width="11.157cm" style:rel-column-width="39058*"/>
    </style:style>
    <style:style style:name="Table5.B" style:family="table-column">
      <style:table-column-properties style:column-width="7.564cm" style:rel-column-width="26477*"/>
    </style:style>
    <style:style style:name="Table5.A1" style:family="table-cell">
      <style:table-cell-properties fo:padding="0.097cm" fo:border="none"/>
    </style:style>
    <style:style style:name="Table2" style:family="table">
      <style:table-properties style:width="18.745cm" fo:margin-left="-0.042cm" table:align="left" style:writing-mode="lr-tb"/>
    </style:style>
    <style:style style:name="Table2.A" style:family="table-column">
      <style:table-column-properties style:column-width="11.234cm"/>
    </style:style>
    <style:style style:name="Table2.B" style:family="table-column">
      <style:table-column-properties style:column-width="7.511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4" style:family="table">
      <style:table-properties style:width="18.72cm" table:align="margins" style:writing-mode="lr-tb"/>
    </style:style>
    <style:style style:name="Table4.A" style:family="table-column">
      <style:table-column-properties style:column-width="4.68cm" style:rel-column-width="16383*"/>
    </style:style>
    <style:style style:name="Table4.D" style:family="table-column">
      <style:table-column-properties style:column-width="4.681cm" style:rel-column-width="16386*"/>
    </style:style>
    <style:style style:name="Table4.A1" style:family="table-cell">
      <style:table-cell-properties fo:padding="0.097cm" fo:border-left="0.5pt solid #cccccc" fo:border-right="none" fo:border-top="0.5pt solid #cccccc" fo:border-bottom="0.5pt solid #cccccc"/>
    </style:style>
    <style:style style:name="Table4.D1" style:family="table-cell">
      <style:table-cell-properties fo:padding="0.097cm" fo:border="0.5pt solid #cccccc"/>
    </style:style>
    <style:style style:name="Table4.A2" style:family="table-cell">
      <style:table-cell-properties fo:padding="0.097cm" fo:border-left="0.5pt solid #cccccc" fo:border-right="none" fo:border-top="none" fo:border-bottom="0.5pt solid #cccccc"/>
    </style:style>
    <style:style style:name="Table4.D2" style:family="table-cell">
      <style:table-cell-properties fo:padding="0.097cm" fo:border-left="0.5pt solid #cccccc" fo:border-right="0.5pt solid #cccccc" fo:border-top="none" fo:border-bottom="0.5pt solid #cccccc"/>
    </style:style>
    <style:style style:name="Table3" style:family="table">
      <style:table-properties style:width="18.72cm" table:align="margins" style:writing-mode="lr-tb"/>
    </style:style>
    <style:style style:name="Table3.A" style:family="table-column">
      <style:table-column-properties style:column-width="7.449cm" style:rel-column-width="26076*"/>
    </style:style>
    <style:style style:name="Table3.B" style:family="table-column">
      <style:table-column-properties style:column-width="1.995cm" style:rel-column-width="6983*"/>
    </style:style>
    <style:style style:name="Table3.C" style:family="table-column">
      <style:table-column-properties style:column-width="2.422cm" style:rel-column-width="8478*"/>
    </style:style>
    <style:style style:name="Table3.D" style:family="table-column">
      <style:table-column-properties style:column-width="1.626cm" style:rel-column-width="5693*"/>
    </style:style>
    <style:style style:name="Table3.E" style:family="table-column">
      <style:table-column-properties style:column-width="0.836cm" style:rel-column-width="2926*"/>
    </style:style>
    <style:style style:name="Table3.F" style:family="table-column">
      <style:table-column-properties style:column-width="1.709cm" style:rel-column-width="5983*"/>
    </style:style>
    <style:style style:name="Table3.G" style:family="table-column">
      <style:table-column-properties style:column-width="2.685cm" style:rel-column-width="9396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A4" style:family="table-cell" style:data-style-name="N100">
      <style:table-cell-properties fo:padding="0.097cm" fo:border="none"/>
    </style:style>
    <style:style style:name="Table3.D4" style:family="table-cell" style:data-style-name="N4">
      <style:table-cell-properties fo:padding="0.097cm" fo:border="none"/>
    </style:style>
    <style:style style:name="Table3.7" style:family="table-row">
      <style:table-row-properties style:min-row-height="0.695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Table3.G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8pt" fo:font-style="normal" fo:font-weight="normal" style:font-name-asian="WenQuanYi Micro Hei" style:font-size-asian="8pt" style:language-asian="ja" style:country-asian="JP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font-style="normal" fo:font-weight="normal" style:font-name-asian="WenQuanYi Micro Hei" style:font-size-asian="10pt" style:language-asian="ja" style:country-asian="JP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pt" fo:font-style="normal" fo:font-weight="normal" style:font-name-asian="WenQuanYi Micro Hei" style:font-size-asian="9pt" style:language-asian="ja" style:country-asian="JP" style:font-style-asian="normal" style:font-weight-asian="normal" style:font-name-complex="Ari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DejaVu Sans" fo:font-size="10pt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fo:language="ro" fo:country="RO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DejaVu Sans" fo:font-size="10pt" fo:font-style="normal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P9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Table_20_Contents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DejaVu Sans" fo:font-size="10pt" fo:font-style="normal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P1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style:line-height-at-least="0cm"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21" style:family="paragraph" style:parent-style-name="Table_20_Contents">
      <style:paragraph-properties style:line-height-at-least="0cm" fo:text-align="start" style:justify-single-word="false"/>
      <style:text-properties style:font-name="Arial1" fo:font-size="15pt" fo:font-weight="bold" officeooo:rsid="001bdd4d" officeooo:paragraph-rsid="001bdd4d" style:font-name-asian="Arial" style:font-size-asian="15pt" style:language-asian="ja" style:country-asian="JP" style:font-weight-asian="bold" style:font-name-complex="Arial" style:font-size-complex="15pt" style:font-weight-complex="bold"/>
    </style:style>
    <style:style style:name="P2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文泉驛微米黑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3"><text:text-input text:description="&lt;o.partner_id.name&gt;">&lt;o.partner_id.name&gt;</text:text-input></text:p>
            <text:p text:style-name="P3"><text:text-input text:description="&lt;o.partner_id.street&gt;">street</text:text-input></text:p>
            <text:p text:style-name="P3"><text:text-input text:description="&lt;o.partner_id.street2&gt;">street2</text:text-input></text:p>
            <text:p text:style-name="P3"><text:text-input text:description="&lt;o.partner_id.city&gt;">city</text:text-input> <text:text-input text:description="&lt;o.partner_id.state_id&gt;">state</text:text-input> <text:text-input text:description="&lt;o.partner_id.zip&gt;">zip</text:text-input></text:p>
            <text:p text:style-name="P3"><text:text-input text:description="&lt;o.partner_id.country_id.name&gt;">country</text:text-input></text:p>
            <text:p text:style-name="P3"/>
            <text:p text:style-name="P3">Tel: <text:text-input text:description="&lt;o.partner_id.phone&gt;">phone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text-input text:description="&lt;choose&gt;">&lt;choose&gt;</text:text-input></text:p>
            <text:p text:style-name="P20"><text:text-input text:description="&lt;when test=&quot;o.type == 'out_invoice' and (o.state == 'open' or o.state == 'paid')&quot;&gt;">&lt;when test="o.type == 'out_invoice' and (o.state == 'open' or o.state == 'paid')"&gt;</text:text-input></text:p>
            <text:p text:style-name="P20">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proforma2' &quot;&gt;">&lt;when test="o.type == 'out_invoice' and o.state == 'proforma2' "&gt;</text:text-input></text:p>
            <text:p text:style-name="P20">PRO-FORMA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draft' &quot;&gt;">&lt;when test="o.type == 'out_invoice' and o.state == 'draft' "&gt;</text:text-input></text:p>
            <text:p text:style-name="P20">Draft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cancel' &quot;&gt;">&lt;when test="o.type == 'out_invoice' and o.state == 'cancel' "&gt;</text:text-input></text:p>
            <text:p text:style-name="P20">Cancelled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out_refund' &quot;&gt;">&lt;when test="o.type=='out_refund' "&gt;</text:text-input></text:p>
            <text:p text:style-name="P20">Refund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in_refund' &quot;&gt;">&lt;when test="o.type=='in_refund' "&gt;</text:text-input></text:p>
            <text:p text:style-name="P20">Supplier Refund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in_invoice' &quot;&gt;">&lt;when test="o.type=='in_invoice' "&gt;</text:text-input></text:p>
            <text:p text:style-name="P20">Supplier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soft-page-break/><text:text-input text:description="&lt;/choose&gt;">&lt;/choose&gt;</text:text-input></text:p>
            <text:p text:style-name="P20"/>
          </table:table-cell>
          <table:table-cell table:style-name="Table2.B1" office:value-type="string">
            <text:p text:style-name="P21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">Description</text:p>
          </table:table-cell>
          <table:table-cell table:style-name="Table4.A1" office:value-type="string">
            <text:p text:style-name="P18">Invoice Date</text:p>
          </table:table-cell>
          <table:table-cell table:style-name="Table4.A1" office:value-type="string">
            <text:p text:style-name="P18">Source</text:p>
          </table:table-cell>
          <table:table-cell table:style-name="Table4.D1" office:value-type="string">
            <text:p text:style-name="P18">Customer Code</text:p>
          </table:table-cell>
        </table:table-row>
        <table:table-row>
          <table:table-cell table:style-name="Table4.A2" office:value-type="string">
            <text:p text:style-name="P15"><text:text-input text:description="&lt;o.name&gt;">cus ref</text:text-input></text:p>
          </table:table-cell>
          <table:table-cell table:style-name="Table4.A2" office:value-type="string">
            <text:p text:style-name="P15"><text:text-input text:description="&lt;if test=&quot;o.date_invoice&quot;&gt;">&lt;if test="o.date_invoice"&gt;</text:text-input><text:text-input text:description="&lt;formatLang(o.date_invoice, date=True)&gt;">invoice date</text:text-input><text:text-input text:description="&lt;/if&gt;">&lt;/if&gt;</text:text-input></text:p>
          </table:table-cell>
          <table:table-cell table:style-name="Table4.A2" office:value-type="string">
            <text:p text:style-name="P15"><text:text-input text:description="&lt;o.origin&gt;">Source doc</text:text-input></text:p>
          </table:table-cell>
          <table:table-cell table:style-name="Table4.D2" office:value-type="string">
            <text:p text:style-name="P15"><text:text-input text:description="&lt;o.partner_id.ref&gt;">customer code??</text:text-input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17">Description</text:p>
            </table:table-cell>
            <table:table-cell table:style-name="Table3.A1" office:value-type="string">
              <text:p text:style-name="P17">Tax</text:p>
            </table:table-cell>
            <table:table-cell table:style-name="Table3.A1" office:value-type="string">
              <text:p text:style-name="P17">Quantity</text:p>
            </table:table-cell>
            <table:table-cell table:style-name="Table3.A1" table:number-columns-spanned="2" office:value-type="string">
              <text:p text:style-name="P17">Unit Price</text:p>
            </table:table-cell>
            <table:covered-table-cell/>
            <table:table-cell table:style-name="Table3.A1" office:value-type="string">
              <text:p text:style-name="P17">Disc.(%)</text:p>
            </table:table-cell>
            <table:table-cell table:style-name="Table3.A1" office:value-type="string">
              <text:p text:style-name="P19">Price</text:p>
            </table:table-cell>
          </table:table-row>
        </table:table-header-rows>
        <table:table-row>
          <table:table-cell table:style-name="Table3.A2" table:number-columns-spanned="7" office:value-type="string">
            <text:p text:style-name="P14"><text:text-input text:description="&lt;for each=&quot;one_invoice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14"><text:text-input text:description="&lt;for each=&quot;invoice_line in one_invoice.invoice_line&quot;&gt;">2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float" office:value="0">
            <text:p text:style-name="P2"><text:text-input text:description="&lt;invoice_line.name&gt;">name</text:text-input></text:p>
          </table:table-cell>
          <table:table-cell table:style-name="Table3.A4" office:value-type="float" office:value="0">
            <text:p text:style-name="P14"><text:text-input text:description="&lt;invoice_line.invoice_line_tax_id or ''&gt;">tax</text:text-input></text:p>
          </table:table-cell>
          <table:table-cell table:style-name="Table3.A4" office:value-type="float" office:value="0">
            <text:p text:style-name="P14"><text:text-input text:description="&lt;invoice_line.quantity&gt;">quality</text:text-input> <text:text-input text:description="&lt;invoice_line.uos_id.name&gt;">Unit(s)</text:text-input></text:p>
          </table:table-cell>
          <table:table-cell table:style-name="Table3.D4" table:number-columns-spanned="2" office:value-type="float" office:value="0">
            <text:p text:style-name="P14">0.00</text:p>
          </table:table-cell>
          <table:covered-table-cell/>
          <table:table-cell table:style-name="Table3.A2" office:value-type="string">
            <text:p text:style-name="P14"><text:text-input text:description="&lt;invoice_line.discount or ''&gt;">disc</text:text-input></text:p>
          </table:table-cell>
          <table:table-cell table:style-name="Table3.A4" office:value-type="float" office:value="0">
            <text:p text:style-name="P16"><text:text-input text:description="&lt;o.currency_id.name&gt;">hkd</text:text-input> <text:text-input text:description="&lt;formatLang(invoice_line.price_subtotal,digits=2,grouping=True)&gt;">price</text:text-input></text:p>
          </table:table-cell>
        </table:table-row>
        <table:table-row>
          <table:table-cell table:style-name="Table3.A2" table:number-columns-spanned="7" office:value-type="string">
            <text:p text:style-name="P2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2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office:value-type="string">
            <text:p text:style-name="P14"/>
          </table:table-cell>
          <table:table-cell table:style-name="Table3.E7" table:number-columns-spanned="2" office:value-type="string">
            <text:p text:style-name="P14">Net Total:</text:p>
          </table:table-cell>
          <table:covered-table-cell/>
          <table:table-cell table:style-name="Table3.G7" office:value-type="string">
            <text:p text:style-name="P16"><text:text-input text:description="&lt;o.currency_id.name&gt;">hkd</text:text-input> <text:text-input text:description="&lt;formatLang(o.amount_untaxed,digits=2,grouping=True)&gt;">subtotal</text:text-input></text:p>
          </table:table-cell>
        </table:table-row>
        <table:table-row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office:value-type="string">
            <text:p text:style-name="P14"/>
          </table:table-cell>
          <table:table-cell table:style-name="Table3.A1" table:number-columns-spanned="2" office:value-type="string">
            <text:p text:style-name="P14">Taxes:</text:p>
          </table:table-cell>
          <table:covered-table-cell/>
          <table:table-cell table:style-name="Table3.A1" office:value-type="string">
            <text:p text:style-name="P16"><text:text-input text:description="&lt;o.currency_id.name&gt;">hkd</text:text-input> <text:text-input text:description="&lt;formatLang(o.amount_tax,digits=2,grouping=True)&gt;">tax</text:text-input></text:p>
          </table:table-cell>
        </table:table-row>
        <table:table-row>
          <table:table-cell table:style-name="Table3.A2" table:number-columns-spanned="3" office:value-type="string">
            <text:p text:style-name="P13"/>
          </table:table-cell>
          <table:covered-table-cell/>
          <table:covered-table-cell/>
          <table:table-cell table:style-name="Table3.A2" office:value-type="string">
            <text:p text:style-name="P17"/>
          </table:table-cell>
          <table:table-cell table:style-name="Table3.A2" table:number-columns-spanned="2" office:value-type="string">
            <text:p text:style-name="P17">Total:</text:p>
          </table:table-cell>
          <table:covered-table-cell/>
          <table:table-cell table:style-name="Table3.A2" office:value-type="string">
            <text:p text:style-name="P19"><text:text-input text:description="&lt;o.currency_id.name&gt;">hkd</text:text-input> <text:text-input text:description="&lt;formatLang(o.amount_total,digits=2,grouping=True)&gt;">total</text:text-input></text:p>
          </table:table-cell>
        </table:table-row>
      </table:table>
      <text:p text:style-name="P10"/>
      <text:p text:style-name="P7"/>
      <text:p text:style-name="P2"><text:text-input text:description="&lt;o.comment&gt;">&lt;o.comment&gt;</text:text-input></text:p>
      <text:p text:style-name="P4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70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3.907cm"/>
    </style:style>
    <style:style style:name="Table1.C" style:family="table-column">
      <style:table-column-properties style:column-width="13.59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49cm" fo:border-left="none" fo:border-right="none" fo:border-top="0.9pt solid #000000" fo:border-bottom="none">
        <style:background-image/>
      </style:table-cell-properties>
    </style:style>
    <style:style style:name="Table1.A2" style:family="table-cell">
      <style:table-cell-properties fo:padding="0.049cm" fo:border="none"/>
    </style:style>
    <style:style style:name="Table1.C2" style:family="table-cell">
      <style:table-cell-properties fo:padding="0.049cm" fo:border="none"/>
    </style:style>
    <style:style style:name="Table1.A3" style:family="table-cell">
      <style:table-cell-properties fo:padding="0.049cm" fo:border-left="none" fo:border-right="none" fo:border-top="none" fo:border-bottom="0.9pt solid #000000"/>
    </style:style>
    <style:style style:name="Table1.B3" style:family="table-cell">
      <style:table-cell-properties fo:padding="0.049cm" fo:border-left="none" fo:border-right="none" fo:border-top="none" fo:border-bottom="0.9pt solid #000000"/>
    </style:style>
    <style:style style:name="Table1.C3" style:family="table-cell">
      <style:table-cell-properties fo:padding="0.049cm" fo:border="none"/>
    </style:style>
    <style:style style:name="Table6" style:family="table">
      <style:table-properties style:width="18.72cm" table:align="margins"/>
    </style:style>
    <style:style style:name="Table6.A" style:family="table-column">
      <style:table-column-properties style:column-width="18.72cm" style:rel-column-width="65535*"/>
    </style:style>
    <style:style style:name="Table6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8pt" fo:font-style="normal" fo:font-weight="normal" style:font-name-asian="WenQuanYi Micro Hei" style:font-size-asian="8pt" style:language-asian="ja" style:country-asian="JP" style:font-style-asian="normal" style:font-weight-asian="normal" style:font-name-complex="Arial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5" style:family="paragraph" style:parent-style-name="Standard">
      <style:text-properties fo:font-size="8pt" style:font-size-asian="7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0.762cm" fo:margin-bottom="2.007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x="0.053cm" svg:y="0.041cm" svg:width="3.995cm" svg:height="1.314cm" draw:z-index="1"><draw:image xlink:href="Pictures/1000020100000097000000370C473CB0.png" xlink:type="simple" xlink:show="embed" xlink:actuate="onLoad"/></draw:frame></text:p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3" office:value-type="string">
              <text:p text:style-name="MP1"><text:text-input text:description="&lt;company.partner_id.name&gt;">&lt;company.partner_id.name&gt;</text:text-input> <text:s/>T/A OSCG</text:p>
            </table:table-cell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MP1"><text:text-input text:description="&lt;company.partner_id.street&gt;">&lt;company.partner_id.street&gt;</text:text-input></text:p>
              <text:p text:style-name="MP1"><text:text-input text:description="&lt;company.partner_id.street2&gt;">&lt;company.partner_id.street2&gt;</text:text-input></text:p>
              <text:p text:style-name="MP1"><text:text-input text:description="&lt;company.partner_id.city&gt;">&lt;company.partner_id.city&gt;</text:text-input><text:text-input text:description="&lt;company.partner_id.state_id&gt;">&lt;company.partner_id.state_id&gt;</text:text-input><text:text-input text:description="&lt;company.partner_id.zip&gt;">&lt;company.partner_id.zip&gt;</text:text-input></text:p>
              <text:p text:style-name="MP1"><text:text-input text:description="&lt;company.partner_id.country_id.name&gt;">&lt;company.partner_id.country_id.name&gt;</text:text-input></text:p>
            </table:table-cell>
            <table:covered-table-cell/>
            <table:table-cell table:style-name="Table1.C3" table:number-rows-spanned="2" office:value-type="string">
              <text:p text:style-name="MP1"/>
            </table:table-cell>
          </table:table-row>
          <table:table-row>
            <table:table-cell table:style-name="Table1.A3" office:value-type="string">
              <text:p text:style-name="MP1">Phone: </text:p>
              <text:p text:style-name="MP1">Mail: </text:p>
            </table:table-cell>
            <table:table-cell table:style-name="Table1.B3" office:value-type="string">
              <text:p text:style-name="MP1"><text:s text:c="7"/><text:text-input text:description="&lt;company.partner_id.phone&gt;">&lt;company.partner_id.phone&gt;</text:text-input></text:p>
              <text:p text:style-name="MP1"><text:text-input text:description="&lt;company.partner_id.email&gt;">&lt;company.partner_id.email&gt;</text:text-input></text:p>
            </table:table-cell>
            <table:covered-table-cell/>
          </table:table-row>
        </table:table>
        <text:p text:style-name="MP2"/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"><text:text-input text:description="&lt;company.rml_footer&gt;">&lt;company.rml_footer&gt;</text:text-input></text:p>
              <text:p text:style-name="MP4">Contact: <text:text-input text:description="&lt;o.user_id.name&gt;">&lt;o.user_id.name&gt;</text:text-input> - Page: <text:page-number text:select-page="current">2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4:03:29.139000000</dc:date>
    <meta:editing-duration>P9DT10H37M45S</meta:editing-duration>
    <meta:editing-cycles>207</meta:editing-cycles>
    <meta:generator>LibreOffice/4.3.6.2$Windows_x86 LibreOffice_project/d50a87b2e514536ed401c18000dad4660b6a169e</meta:generator>
    <meta:document-statistic meta:table-count="6" meta:image-count="1" meta:object-count="0" meta:page-count="2" meta:paragraph-count="71" meta:word-count="282" meta:character-count="1395" meta:non-whitespace-character-count="1307"/>
  </office:meta>
</office:document-meta>
</file>